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910842963410014526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4249099990821144823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703040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11"><text:span text:style-name="T3">Splits: 10:23, 10:26, 10:59</text:span></text:p>
      <text:p text:style-name="P11"><text:span text:style-name="T3"/></text:p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11"><text:span text:style-name="T3"/></text:p>
      <text:p text:style-name="P12"><text:span text:style-name="T3">20.75 miles in the last week </text:span>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3T13:50:15.52</dc:date>
    <dc:creator>James Lombardi</dc:creator>
    <meta:editing-duration>P1DT30M1S</meta:editing-duration>
    <meta:editing-cycles>141</meta:editing-cycles>
    <meta:generator>OpenOffice/4.1.2$Win32 OpenOffice.org_project/412m3$Build-9782</meta:generator>
    <meta:document-statistic meta:table-count="0" meta:image-count="0" meta:object-count="0" meta:page-count="6" meta:paragraph-count="122" meta:word-count="1943" meta:character-count="9313"/>
  </office:meta>
</office:document-meta>
</file>